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/>
    </style:style>
    <style:style style:name="ce11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e12" style:family="table-cell" style:parent-style-name="Excel_32_Built-in_32_Normal" style:data-style-name="N36">
      <style:table-cell-properties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automatic" fo:wrap-option="wrap" fo:background-color="#FFFF00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14" style:family="table-cell" style:parent-style-name="Excel_32_Built-in_32_Normal" style:data-style-name="N36">
      <style:table-cell-properties style:vertical-align="automatic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29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0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23" table:style-name="ce5">
            <text:p>23</text:p>
          </table:table-cell>
          <table:table-cell office:value-type="string" table:style-name="ce11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2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2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2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2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1" table:style-name="ce5">
            <text:p>41</text:p>
          </table:table-cell>
          <table:table-cell office:value-type="string" table:style-name="ce8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13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number-columns-repeated="16382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number-columns-repeated="16382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14">
            <text:p>Исправить ошибку при таскании точки у многоугольника</text:p>
          </table:table-cell>
          <table:table-cell table:number-columns-repeated="16382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8">
            <text:p>Поменять расположение меню в PlansModule в администраторе</text:p>
          </table:table-cell>
          <table:table-cell table:number-columns-repeated="16382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14">
            <text:p>Изучить как лучше строить report<text:s/></text:p>
          </table:table-cell>
          <table:table-cell table:number-columns-repeated="16382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8">
            <text:p>В администраторе на планах уметь рисовать зоны ГК</text:p>
          </table:table-cell>
          <table:table-cell table:number-columns-repeated="16382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8">
            <text:p>В мониторе эти зоны отображать</text:p>
          </table:table-cell>
          <table:table-cell table:number-columns-repeated="16382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8">
            <text:p>В мониторе масштабировать устройства ГК</text:p>
          </table:table-cell>
          <table:table-cell table:number-columns-repeated="16382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number-columns-repeated="16382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14">
            <text:p>Реализовать механизм построения отчетов из разных модулей</text:p>
          </table:table-cell>
          <table:table-cell table:number-columns-repeated="16382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number-columns-repeated="16382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number-columns-repeated="16382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14">
            <text:p>Сделать в фильтре Journal по умолчанию 1 день</text:p>
          </table:table-cell>
          <table:table-cell table:number-columns-repeated="16382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14">
            <text:p>Доработать логику сохранения фильтра в Journal</text:p>
          </table:table-cell>
          <table:table-cell table:number-columns-repeated="16382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14">
            <text:p>Удалить старый механизм построения отчетов (RDLC)</text:p>
          </table:table-cell>
          <table:table-cell table:number-columns-repeated="16382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14">
            <text:p>Починить баг с номерами страниц в MultiReportPaginator</text:p>
          </table:table-cell>
          <table:table-cell table:number-columns-repeated="16382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14">
            <text:p>Вынести NavigationItem в Infustructure.Client</text:p>
          </table:table-cell>
          <table:table-cell table:number-columns-repeated="16382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14">
            <text:p>Реализовать общий механизм Menu на основе коллекции MenuItem (BaseViewModel)</text:p>
          </table:table-cell>
          <table:table-cell table:number-columns-repeated="16382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14">
            <text:p>Исправить баг с шириной footer в отчетах</text:p>
          </table:table-cell>
          <table:table-cell table:number-columns-repeated="16382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9">
            <text:p>Исправить баг кнопки "создать новый"</text:p>
          </table:table-cell>
          <table:table-cell table:number-columns-repeated="16382"/>
        </table:table-row>
        <table:table-row table:style-name="ro2">
          <table:table-cell office:value-type="float" office:value="84" table:style-name="ce5">
            <text:p>84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85" table:style-name="ce5">
            <text:p>85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86" table:style-name="ce5">
            <text:p>86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87" table:style-name="ce5">
            <text:p>87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88" table:style-name="ce5">
            <text:p>88</text:p>
          </table:table-cell>
          <table:table-cell table:style-name="ce9"/>
          <table:table-cell table:number-columns-repeated="16382"/>
        </table:table-row>
        <table:table-row table:number-rows-repeated="1048487" table:style-name="ro9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89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9-04T22:21:32Z</dc:date>
    <meta:editing-cycles>1</meta:editing-cycles>
    <meta:editing-duration>PT53S</meta:editing-duration>
  </office:meta>
</office:document-meta>
</file>